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8611" officeooo:paragraph-rsid="001c8611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1c8611" officeooo:paragraph-rsid="001c8611" fo:background-color="#1e1e1e"/>
    </style:style>
    <style:style style:name="P4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text-properties officeooo:paragraph-rsid="001c8611"/>
    </style:style>
    <style:style style:name="T1" style:family="text">
      <style:text-properties officeooo:rsid="001c8611"/>
    </style:style>
    <style:style style:name="T2" style:family="text">
      <style:text-properties fo:color="#c586c0"/>
    </style:style>
    <style:style style:name="T3" style:family="text">
      <style:text-properties fo:color="#ce9178"/>
    </style:style>
    <style:style style:name="T4" style:family="text">
      <style:text-properties fo:color="#569cd6"/>
    </style:style>
    <style:style style:name="T5" style:family="text">
      <style:text-properties fo:color="#4ec9b0"/>
    </style:style>
    <style:style style:name="T6" style:family="text">
      <style:text-properties fo:color="#dcdcaa"/>
    </style:style>
    <style:style style:name="T7" style:family="text">
      <style:text-properties fo:color="#9cdcfe"/>
    </style:style>
    <style:style style:name="T8" style:family="text">
      <style:text-properties fo:color="#b5cea8"/>
    </style:style>
    <style:style style:name="T9" style:family="text">
      <style:text-properties fo:color="#d7ba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. Implement Apriori Algorithm (brute force) assuming min_sup = 2.</text:p>
      <text:p text:style-name="P1"/>
      <text:p text:style-name="P1">Sol:</text:p>
      <text:p text:style-name="P3"><text:span text:style-name="T2">#include</text:span><text:span text:style-name="T3">&lt;bits/stdc++.h&gt;</text:span></text:p>
      <text:p text:style-name="P2"><text:span text:style-name="T2">using</text:span> <text:span text:style-name="T4">namespace</text:span> <text:span text:style-name="T5">std</text:span>;</text:p>
      <text:p text:style-name="P5"/>
      <text:p text:style-name="P2"><text:span text:style-name="T4">void</text:span> <text:span text:style-name="T6">getItemset</text:span>(<text:span text:style-name="T5">vector</text:span>&lt;<text:span text:style-name="T5">string</text:span>&gt; <text:span text:style-name="T7">items</text:span>,<text:span text:style-name="T4">int</text:span> <text:span text:style-name="T7">i</text:span>,<text:span text:style-name="T5">vector</text:span>&lt;<text:span text:style-name="T5">set</text:span>&lt;<text:span text:style-name="T4">int</text:span>&gt; &gt; <text:span text:style-name="T4">&amp;</text:span><text:span text:style-name="T7">cur</text:span>,<text:span text:style-name="T5">set</text:span>&lt;<text:span text:style-name="T4">int</text:span>&gt; <text:span text:style-name="T7">pres</text:span>){</text:p>
      <text:p text:style-name="P2"><text:span text:style-name="T2">if</text:span>(<text:span text:style-name="T7">i</text:span>==<text:span text:style-name="T7">items</text:span>.<text:span text:style-name="T6">size</text:span>()){</text:p>
      <text:p text:style-name="P2"><text:span text:style-name="T7">cur</text:span>.<text:span text:style-name="T6">push_back</text:span>(<text:span text:style-name="T7">pres</text:span>);</text:p>
      <text:p text:style-name="P2">}</text:p>
      <text:p text:style-name="P2"><text:span text:style-name="T2">else</text:span>{</text:p>
      <text:p text:style-name="P2"><text:span text:style-name="T6">getItemset</text:span>(<text:span text:style-name="T7">items</text:span>,<text:span text:style-name="T7">i</text:span>+<text:span text:style-name="T8">1</text:span>,<text:span text:style-name="T7">cur</text:span>,<text:span text:style-name="T7">pres</text:span>);</text:p>
      <text:p text:style-name="P2"><text:span text:style-name="T7">pres</text:span>.<text:span text:style-name="T6">insert</text:span>(<text:span text:style-name="T7">i</text:span>);</text:p>
      <text:p text:style-name="P2"><text:span text:style-name="T6">getItemset</text:span>(<text:span text:style-name="T7">items</text:span>,<text:span text:style-name="T7">i</text:span>+<text:span text:style-name="T8">1</text:span>,<text:span text:style-name="T7">cur</text:span>,<text:span text:style-name="T7">pres</text:span>);</text:p>
      <text:p text:style-name="P2">}</text:p>
      <text:p text:style-name="P2">}</text:p>
      <text:p text:style-name="P5"/>
      <text:p text:style-name="P2"><text:span text:style-name="T4">bool</text:span> <text:span text:style-name="T6">find</text:span>(<text:span text:style-name="T5">vector</text:span>&lt;<text:span text:style-name="T5">string</text:span>&gt; <text:span text:style-name="T7">v</text:span>,<text:span text:style-name="T5">string</text:span> <text:span text:style-name="T7">d</text:span>){</text:p>
      <text:p text:style-name="P2"><text:span text:style-name="T2">for</text:span>(<text:span text:style-name="T4">int</text:span> <text:span text:style-name="T7">i</text:span>=<text:span text:style-name="T8">0</text:span>;<text:span text:style-name="T7">i</text:span>&lt;<text:span text:style-name="T7">v</text:span>.<text:span text:style-name="T6">size</text:span>();<text:span text:style-name="T7">i</text:span>++){</text:p>
      <text:p text:style-name="P2"><text:span text:style-name="T2">if</text:span>(<text:span text:style-name="T7">v</text:span><text:span text:style-name="T6">[</text:span><text:span text:style-name="T7">i</text:span><text:span text:style-name="T6">]</text:span>.<text:span text:style-name="T6">compare</text:span>(<text:span text:style-name="T7">d</text:span>)==<text:span text:style-name="T8">0</text:span>){</text:p>
      <text:p text:style-name="P2"><text:span text:style-name="T2">return</text:span> <text:span text:style-name="T4">true</text:span>;</text:p>
      <text:p text:style-name="P2">}</text:p>
      <text:p text:style-name="P2">}</text:p>
      <text:p text:style-name="P2"><text:span text:style-name="T2">return</text:span> <text:span text:style-name="T4">false</text:span>;</text:p>
      <text:p text:style-name="P2">}</text:p>
      <text:p text:style-name="P5"/>
      <text:p text:style-name="P2"><text:span text:style-name="T4">int</text:span> <text:span text:style-name="T6">main</text:span>()</text:p>
      <text:p text:style-name="P2">{</text:p>
      <text:p text:style-name="P2"><text:span text:style-name="T6">freopen</text:span>(<text:span text:style-name="T3">"input.txt"</text:span>,<text:span text:style-name="T3">"r"</text:span>,<text:span text:style-name="T4">stdin</text:span>);</text:p>
      <text:p text:style-name="P2"><text:span text:style-name="T6">freopen</text:span>(<text:span text:style-name="T3">"output.txt"</text:span>,<text:span text:style-name="T3">"w"</text:span>,<text:span text:style-name="T4">stdout</text:span>);</text:p>
      <text:p text:style-name="P2"><text:span text:style-name="T5">string</text:span> <text:span text:style-name="T7">data</text:span>;</text:p>
      <text:p text:style-name="P2"><text:span text:style-name="T5">map</text:span>&lt;<text:span text:style-name="T5">string</text:span>,<text:span text:style-name="T4">int</text:span>&gt; <text:span text:style-name="T7">freq</text:span>;</text:p>
      <text:p text:style-name="P2"><text:span text:style-name="T5">vector</text:span>&lt;<text:span text:style-name="T5">string</text:span>&gt; <text:span text:style-name="T7">items</text:span>;</text:p>
      <text:p text:style-name="P2"><text:span text:style-name="T5">string</text:span> <text:span text:style-name="T7">pres</text:span>;</text:p>
      <text:p text:style-name="P2"><text:span text:style-name="T5">map</text:span>&lt;<text:span text:style-name="T5">string</text:span>,<text:span text:style-name="T5">vector</text:span>&lt;<text:span text:style-name="T5">string</text:span>&gt; &gt; <text:span text:style-name="T7">transac</text:span>;</text:p>
      <text:p text:style-name="P4">//string str="";</text:p>
      <text:p text:style-name="P2"><text:span text:style-name="T2">while</text:span>(<text:span text:style-name="T7">cin</text:span><text:span text:style-name="T6">&gt;&gt;</text:span><text:span text:style-name="T7">data</text:span>){</text:p>
      <text:p text:style-name="P2"><text:span text:style-name="T2">if</text:span>(<text:span text:style-name="T7">data</text:span>.<text:span text:style-name="T6">front</text:span>()&gt;=<text:span text:style-name="T3">'a'</text:span> &amp;&amp; <text:span text:style-name="T7">data</text:span>.<text:span text:style-name="T6">front</text:span>()&lt;=<text:span text:style-name="T3">'z'</text:span>){</text:p>
      <text:p text:style-name="P2"><text:span text:style-name="T7">freq</text:span><text:span text:style-name="T6">[</text:span><text:span text:style-name="T7">data</text:span><text:span text:style-name="T6">]</text:span>+=<text:span text:style-name="T8">1</text:span>;</text:p>
      <text:p text:style-name="P2"><text:span text:style-name="T7">transac</text:span><text:span text:style-name="T6">[</text:span><text:span text:style-name="T7">pres</text:span><text:span text:style-name="T6">]</text:span>.<text:span text:style-name="T6">push_back</text:span>(<text:span text:style-name="T7">data</text:span>);</text:p>
      <text:p text:style-name="P2">}</text:p>
      <text:p text:style-name="P2"><text:span text:style-name="T2">if</text:span>(<text:span text:style-name="T7">data</text:span>.<text:span text:style-name="T6">front</text:span>()==<text:span text:style-name="T3">'T'</text:span>){</text:p>
      <text:p text:style-name="P2"><text:span text:style-name="T7">pres</text:span><text:span text:style-name="T6">=</text:span><text:span text:style-name="T7">data</text:span>;</text:p>
      <text:p text:style-name="P2">}</text:p>
      <text:p text:style-name="P2">}</text:p>
      <text:p text:style-name="P2"><text:span text:style-name="T2">for</text:span>(<text:span text:style-name="T4">auto</text:span> <text:span text:style-name="T7">it</text:span>=<text:span text:style-name="T7">freq</text:span>.<text:span text:style-name="T6">begin</text:span>();<text:span text:style-name="T7">it</text:span><text:span text:style-name="T6">!=</text:span><text:span text:style-name="T7">freq</text:span>.<text:span text:style-name="T6">end</text:span>();<text:span text:style-name="T7">it</text:span><text:span text:style-name="T6">++</text:span>){</text:p>
      <text:p text:style-name="P2"><text:span text:style-name="T7">items</text:span>.<text:span text:style-name="T6">push_back</text:span>(<text:span text:style-name="T7">it</text:span><text:span text:style-name="T6">-&gt;</text:span><text:span text:style-name="T7">first</text:span>);</text:p>
      <text:p text:style-name="P2">}</text:p>
      <text:p text:style-name="P2"><text:span text:style-name="T5">vector</text:span>&lt;<text:span text:style-name="T5">set</text:span>&lt;<text:span text:style-name="T4">int</text:span>&gt; &gt; <text:span text:style-name="T7">itemsets</text:span>;</text:p>
      <text:p text:style-name="P2"><text:span text:style-name="T5">set</text:span>&lt;<text:span text:style-name="T4">int</text:span>&gt; <text:span text:style-name="T7">s</text:span>;</text:p>
      <text:p text:style-name="P2"><text:span text:style-name="T6">getItemset</text:span>(<text:span text:style-name="T7">items</text:span>,<text:span text:style-name="T8">0</text:span>,<text:span text:style-name="T7">itemsets</text:span>,<text:span text:style-name="T7">s</text:span>);</text:p>
      <text:p text:style-name="P2"><text:soft-page-break/><text:span text:style-name="T4">int</text:span> <text:span text:style-name="T7">min_sup</text:span>=<text:span text:style-name="T8">2</text:span>;</text:p>
      <text:p text:style-name="P2"><text:span text:style-name="T2">for</text:span>(<text:span text:style-name="T4">int</text:span> <text:span text:style-name="T7">i</text:span>=<text:span text:style-name="T8">0</text:span>;<text:span text:style-name="T7">i</text:span>&lt;<text:span text:style-name="T7">itemsets</text:span>.<text:span text:style-name="T6">size</text:span>();<text:span text:style-name="T7">i</text:span>++){</text:p>
      <text:p text:style-name="P2"><text:span text:style-name="T5">map</text:span>&lt;<text:span text:style-name="T5">string</text:span>,<text:span text:style-name="T4">int</text:span>&gt; <text:span text:style-name="T7">mp</text:span>;</text:p>
      <text:p text:style-name="P2"><text:span text:style-name="T4">int</text:span> <text:span text:style-name="T7">cp</text:span>=<text:span text:style-name="T8">0</text:span>;</text:p>
      <text:p text:style-name="P2"><text:span text:style-name="T2">if</text:span>(<text:span text:style-name="T7">itemsets</text:span><text:span text:style-name="T6">[</text:span><text:span text:style-name="T7">i</text:span><text:span text:style-name="T6">]</text:span>.<text:span text:style-name="T6">size</text:span>()==<text:span text:style-name="T8">0</text:span>){</text:p>
      <text:p text:style-name="P2"><text:span text:style-name="T2">continue</text:span>;</text:p>
      <text:p text:style-name="P2">}</text:p>
      <text:p text:style-name="P2"><text:span text:style-name="T2">for</text:span>(<text:span text:style-name="T4">auto</text:span> <text:span text:style-name="T7">it</text:span>=<text:span text:style-name="T7">itemsets</text:span><text:span text:style-name="T6">[</text:span><text:span text:style-name="T7">i</text:span><text:span text:style-name="T6">]</text:span>.<text:span text:style-name="T6">begin</text:span>();<text:span text:style-name="T7">it</text:span><text:span text:style-name="T6">!=</text:span><text:span text:style-name="T7">itemsets</text:span><text:span text:style-name="T6">[</text:span><text:span text:style-name="T7">i</text:span><text:span text:style-name="T6">]</text:span>.<text:span text:style-name="T6">end</text:span>();<text:span text:style-name="T7">it</text:span><text:span text:style-name="T6">++</text:span>){</text:p>
      <text:p text:style-name="P2"><text:span text:style-name="T7">mp</text:span><text:span text:style-name="T6">[</text:span><text:span text:style-name="T7">items</text:span><text:span text:style-name="T6">[*</text:span><text:span text:style-name="T7">it</text:span><text:span text:style-name="T6">]]</text:span>=<text:span text:style-name="T8">1</text:span>;</text:p>
      <text:p text:style-name="P2">}</text:p>
      <text:p text:style-name="P2"><text:span text:style-name="T2">for</text:span>(<text:span text:style-name="T4">auto</text:span> <text:span text:style-name="T7">tit</text:span>=<text:span text:style-name="T7">transac</text:span>.<text:span text:style-name="T6">begin</text:span>();<text:span text:style-name="T7">tit</text:span><text:span text:style-name="T6">!=</text:span><text:span text:style-name="T7">transac</text:span>.<text:span text:style-name="T6">end</text:span>();<text:span text:style-name="T7">tit</text:span><text:span text:style-name="T6">++</text:span>){</text:p>
      <text:p text:style-name="P2"><text:span text:style-name="T4">int</text:span> <text:span text:style-name="T7">f</text:span>=<text:span text:style-name="T8">0</text:span>;</text:p>
      <text:p text:style-name="P2"><text:span text:style-name="T2">for</text:span>(<text:span text:style-name="T4">auto</text:span> <text:span text:style-name="T7">mpit</text:span>=<text:span text:style-name="T7">mp</text:span>.<text:span text:style-name="T6">begin</text:span>();<text:span text:style-name="T7">mpit</text:span><text:span text:style-name="T6">!=</text:span><text:span text:style-name="T7">mp</text:span>.<text:span text:style-name="T6">end</text:span>();<text:span text:style-name="T7">mpit</text:span><text:span text:style-name="T6">++</text:span>){</text:p>
      <text:p text:style-name="P2"><text:span text:style-name="T2">if</text:span>(!<text:span text:style-name="T6">find</text:span>(<text:span text:style-name="T7">tit</text:span><text:span text:style-name="T6">-&gt;</text:span><text:span text:style-name="T7">second</text:span>,<text:span text:style-name="T7">mpit</text:span><text:span text:style-name="T6">-&gt;</text:span><text:span text:style-name="T7">first</text:span>)){</text:p>
      <text:p text:style-name="P2"><text:span text:style-name="T7">f</text:span>=<text:span text:style-name="T8">1</text:span>;</text:p>
      <text:p text:style-name="P2"><text:span text:style-name="T2">break</text:span>;</text:p>
      <text:p text:style-name="P2">}</text:p>
      <text:p text:style-name="P2">}</text:p>
      <text:p text:style-name="P2"><text:span text:style-name="T2">if</text:span>(<text:span text:style-name="T7">f</text:span>==<text:span text:style-name="T8">0</text:span>){</text:p>
      <text:p text:style-name="P2"><text:span text:style-name="T7">cp</text:span>++;</text:p>
      <text:p text:style-name="P2">}</text:p>
      <text:p text:style-name="P2">}</text:p>
      <text:p text:style-name="P2"><text:span text:style-name="T2">if</text:span>(<text:span text:style-name="T7">cp</text:span>&gt;=<text:span text:style-name="T7">min_sup</text:span>){</text:p>
      <text:p text:style-name="P2"><text:span text:style-name="T2">for</text:span>(<text:span text:style-name="T4">auto</text:span> <text:span text:style-name="T7">mpit</text:span>=<text:span text:style-name="T7">mp</text:span>.<text:span text:style-name="T6">begin</text:span>();<text:span text:style-name="T7">mpit</text:span><text:span text:style-name="T6">!=</text:span><text:span text:style-name="T7">mp</text:span>.<text:span text:style-name="T6">end</text:span>();<text:span text:style-name="T7">mpit</text:span><text:span text:style-name="T6">++</text:span>){</text:p>
      <text:p text:style-name="P2"><text:span text:style-name="T7">cout</text:span><text:span text:style-name="T6">&lt;&lt;</text:span><text:span text:style-name="T7">mpit</text:span><text:span text:style-name="T6">-&gt;</text:span><text:span text:style-name="T7">first</text:span><text:span text:style-name="T6">&lt;&lt;</text:span><text:span text:style-name="T3">" "</text:span>;</text:p>
      <text:p text:style-name="P2">}</text:p>
      <text:p text:style-name="P2"><text:span text:style-name="T7">cout</text:span><text:span text:style-name="T6">&lt;&lt;</text:span><text:span text:style-name="T3">" :- "</text:span><text:span text:style-name="T6">&lt;&lt;</text:span><text:span text:style-name="T7">cp</text:span><text:span text:style-name="T6">&lt;&lt;</text:span><text:span text:style-name="T3">"</text:span><text:span text:style-name="T9">\n</text:span><text:span text:style-name="T3">"</text:span>;</text:p>
      <text:p text:style-name="P2">}</text:p>
      <text:p text:style-name="P2">}</text:p>
      <text:p text:style-name="P2"><text:span text:style-name="T2">return</text:span> <text:span text:style-name="T8">0</text:span>;</text:p>
      <text:p text:style-name="P2">}</text:p>
      <text:p text:style-name="P1"/>
      <text:p text:style-name="P1"/>
      <text:p text:style-name="P1">Sample Input:</text:p>
      <text:p text:style-name="P1">T1 a b c e</text:p>
      <text:p text:style-name="P1">T2 b d f</text:p>
      <text:p text:style-name="P1">T3 a c d f</text:p>
      <text:p text:style-name="P1">T4 d f</text:p>
      <text:p text:style-name="P1">T5 c d e</text:p>
      <text:p text:style-name="P1">T6 a c d</text:p>
      <text:p text:style-name="P1"/>
      <text:p text:style-name="P1">Sample Output:</text:p>
      <text:p text:style-name="P1">f <text:s/>:- 3</text:p>
      <text:p text:style-name="P1">e <text:s/>:- 2</text:p>
      <text:p text:style-name="P1">d <text:s/>:- 5</text:p>
      <text:p text:style-name="P1">d f <text:s/>:- 3</text:p>
      <text:p text:style-name="P1">c <text:s/>:- 4</text:p>
      <text:p text:style-name="P1">c e <text:s/>:- 2</text:p>
      <text:p text:style-name="P1">c d <text:s/>:- 3</text:p>
      <text:p text:style-name="P1">b <text:s/>:- 2</text:p>
      <text:p text:style-name="P1">a <text:s/>:- 3</text:p>
      <text:p text:style-name="P1"><text:soft-page-break/>a d <text:s/>:- 2</text:p>
      <text:p text:style-name="P1">a c <text:s/>:- 3</text:p>
      <text:p text:style-name="P1">a c d <text:s/>:- 2</text:p>
      <text:p text:style-name="P1"/>
      <text:p text:style-name="P1">Please find below the Drive link to the Assignment:</text:p>
      <text:p text:style-name="P1"/>
      <text:p text:style-name="P6"><text:a xlink:type="simple" xlink:href="https://drive.google.com/drive/folders/1klKkYBYpf7VNAaFjFAEUcvrQefQYzBWm?usp=sharing" text:style-name="Internet_20_link" text:visited-style-name="Visited_20_Internet_20_Link"><text:span text:style-name="T1">https://drive.google.com/drive/folders/1klKkYBYpf7VNAaFjFAEUcvrQefQYzBWm?usp=sharin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7T20:41:27.161041602</meta:creation-date>
    <dc:date>2020-09-17T20:48:24.133165204</dc:date>
    <meta:editing-duration>PT7M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3" meta:paragraph-count="100" meta:word-count="210" meta:character-count="1708" meta:non-whitespace-character-count="1586"/>
  </office:meta>
</office:document-meta>
</file>